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odeTypeDefinitionBuilder.get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setOnParentVersion( int on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get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g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getProperty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Builder.getRequiredPrimar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setValueConstraints( String [ ] constra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getSup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setProtected( boolean is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setPropertyDefs( QPropertyDefinition [ ] prop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setAutoCreated( boolean auto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Builder.setDefaultPrimaryTyp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Builder.get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Builder.getDefaul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Builder.setAllowsSameNameSiblings( boolean allowS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set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setRequired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setOrderableChildNodes( boolean isOrd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get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getDeclaring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Builder.setRequiredPrimaryTypes( Name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setMandatory( boolean is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getChildNode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setMixin( boolean isMix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setDefaultValues(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set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get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setPrimaryItemName( Name primaryIte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setChildNodeDefs( QNodeDefinition [ ] child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get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setSupertypes( Name [ ] sup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TypeDefinitionBuilder.getPrimaryIte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getValue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ItemDefinitionBuilder.setDeclaringNodeType( 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Builder.setMultiple( boolean is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